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/>
    </style:style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Normal" style:family="paragraph">
      <style:paragraph-properties fo:margin-left="0.25in">
        <style:tab-stops/>
      </style:paragraph-properties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ListParagraph" style:family="paragraph"/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1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h text:style-name="P1" text:outline-level="1">IS6030: Week 1 Homework</text:h>
      <text:p text:style-name="Normal"/>
      <text:list text:style-name="LFO2" text:continue-numbering="true">
        <text:list-item>
          <text:p text:style-name="P2">T/F: If returning records from a table, a SELECT statement is always required.</text:p>
        </text:list-item>
      </text:list>
      <text:p text:style-name="Normal"/>
      <text:list text:style-name="LFO2" text:continue-numbering="true">
        <text:list-item>
          <text:p text:style-name="P3">Which clause allows you to specify a table or view?</text:p>
        </text:list-item>
      </text:list>
      <text:p text:style-name="ListParagraph"/>
      <text:p text:style-name="ListParagraph"/>
      <text:list text:style-name="LFO2" text:continue-numbering="true">
        <text:list-item>
          <text:p text:style-name="P4">Which clause allows you to introduce logic<text:s/>to<text:s/>filter<text:s/><text:span text:style-name="T5">records</text:span>?</text:p>
        </text:list-item>
      </text:list>
      <text:p text:style-name="Normal"/>
      <text:list text:style-name="LFO2" text:continue-numbering="true">
        <text:list-item>
          <text:p text:style-name="P6">Which clause allows you to introduce logic to filter<text:s/><text:span text:style-name="T7">groupings</text:span>?</text:p>
        </text:list-item>
      </text:list>
      <text:p text:style-name="ListParagraph"/>
      <text:p text:style-name="ListParagraph"/>
      <text:list text:style-name="LFO2" text:continue-numbering="true">
        <text:list-item>
          <text:p text:style-name="P8">What keyword allows you to return a specific number of records?</text:p>
        </text:list-item>
      </text:list>
      <text:p text:style-name="ListParagraph"/>
      <text:p text:style-name="ListParagraph"/>
      <text:list text:style-name="LFO2" text:continue-numbering="true">
        <text:list-item>
          <text:p text:style-name="P9">What symbol is used in a SELECT list to return all fields/attributes in a table?</text:p>
        </text:list-item>
      </text:list>
      <text:p text:style-name="Normal"/>
      <text:list text:style-name="LFO2" text:continue-numbering="true">
        <text:list-item>
          <text:p text:style-name="P10">T/F: It is not possible to create manipulations of fields/attributes in a table without creating a new table.</text:p>
        </text:list-item>
      </text:list>
      <text:p text:style-name="ListParagraph"/>
      <text:p text:style-name="ListParagraph"/>
      <text:list text:style-name="LFO2" text:continue-numbering="true">
        <text:list-item>
          <text:p text:style-name="P11">If you ask<text:s/>SQL to return a result that is neither True nor False, what value will the result(s) have?</text:p>
        </text:list-item>
      </text:list>
      <text:p text:style-name="ListParagraph"/>
      <text:p text:style-name="ListParagraph"/>
      <text:list text:style-name="LFO2" text:continue-numbering="true">
        <text:list-item>
          <text:p text:style-name="P12">Circle one choice and then complete the sentence:</text:p>
        </text:list-item>
      </text:list>
      <text:p text:style-name="ListParagraph"/>
      <text:p text:style-name="P13">I found the Itzik Ben-Gan reading<text:s/><text:span text:style-name="T14">useful / somewhat useful / not useful</text:span><text:s/>because …</text:p>
      <text:p text:style-name="P15"/>
      <text:list text:style-name="LFO2" text:continue-numbering="true">
        <text:list-item>
          <text:p text:style-name="P16">Complete the following sentences:</text:p>
        </text:list-item>
      </text:list>
      <text:p text:style-name="P17"/>
      <text:p text:style-name="P18">My programming knowledge is:<text:s/><text:span text:style-name="T19">strong / intermediate / beginner / non-existent</text:span></text:p>
      <text:p text:style-name="P20"/>
      <text:p text:style-name="P21">What I hope to learn the most in this class is ….</text:p>
      <text:p text:style-name="ListParagraph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530</meta:initial-creator>
    <dc:creator>T530</dc:creator>
    <meta:creation-date>2018-10-20T13:11:00Z</meta:creation-date>
    <dc:date>2018-10-20T13:35:00Z</dc:date>
    <meta:template xlink:href="Normal" xlink:type="simple"/>
    <meta:editing-cycles>1</meta:editing-cycles>
    <meta:editing-duration>PT1440S</meta:editing-duration>
    <meta:document-statistic meta:page-count="1" meta:paragraph-count="1" meta:word-count="141" meta:character-count="950" meta:row-count="6" meta:non-whitespace-character-count="810"/>
  </office:meta>
</office:document-meta>
</file>